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-freqs-0-0-plano" table:style-name="ta1">
        <table:shapes>
          <draw:frame draw:z-index="0" draw:style-name="gr1" draw:text-style-name="P1" svg:width="231.4mm" svg:height="90mm" svg:x="124.15mm" svg:y="36.13mm">
            <loext:p/>
            <draw:object draw:notify-on-update-of-ranges="'thread-freqs-0-0-plano'.I1:'thread-freqs-0-0-plano'.I1 'thread-freqs-0-0-plano'.I2:'thread-freqs-0-0-plano'.I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2:.H2])" office:value-type="float" office:value="2.345" calcext:value-type="float">
            <text:p>2.345</text:p>
          </table:table-cell>
          <table:table-cell/>
          <table:table-cell table:formula="of:=MEDIAN([.A2:.A100])" office:value-type="float" office:value="2.34" calcext:value-type="float">
            <text:p>2.34</text:p>
          </table:table-cell>
          <table:table-cell table:formula="of:=MEDIAN([.B2:.B100])" office:value-type="float" office:value="2.34" calcext:value-type="float">
            <text:p>2.34</text:p>
          </table:table-cell>
          <table:table-cell table:formula="of:=MEDIAN([.C2:.C100])" office:value-type="float" office:value="2.34" calcext:value-type="float">
            <text:p>2.34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3" calcext:value-type="float">
            <text:p>2.33</text:p>
          </table:table-cell>
          <table:table-cell table:formula="of:=MEDIAN([.F2:.F100])" office:value-type="float" office:value="2.34" calcext:value-type="float">
            <text:p>2.34</text:p>
          </table:table-cell>
          <table:table-cell table:formula="of:=MEDIAN([.G2:.G100])" office:value-type="float" office:value="2.34" calcext:value-type="float">
            <text:p>2.34</text:p>
          </table:table-cell>
          <table:table-cell table:formula="of:=MEDIAN([.H2:.H100])" office:value-type="float" office:value="2.34" calcext:value-type="float">
            <text:p>2.34</text:p>
          </table:table-cell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:.H3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4:.H4])" office:value-type="float" office:value="2.34" calcext:value-type="float">
            <text:p>2.340</text:p>
          </table:table-cell>
          <table:table-cell/>
          <table:table-cell table:style-name="ce1" table:formula="of:=AVERAGE([.I2:.I100])" office:value-type="float" office:value="2.34051767676768" calcext:value-type="float">
            <text:p>2.34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:.H5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:.H6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:.H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5" calcext:value-type="float">
            <text:p>2.55</text:p>
          </table:table-cell>
          <table:table-cell office:value-type="float" office:value="2.49" calcext:value-type="float">
            <text:p>2.49</text:p>
          </table:table-cell>
          <table:table-cell office:value-type="float" office:value="2.41" calcext:value-type="float">
            <text:p>2.41</text:p>
          </table:table-cell>
          <table:table-cell office:value-type="float" office:value="2.47" calcext:value-type="float">
            <text:p>2.47</text:p>
          </table:table-cell>
          <table:table-cell table:formula="of:=AVERAGE([.A8:.H8])" office:value-type="float" office:value="2.515" calcext:value-type="float">
            <text:p>2.51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:.H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10:.H10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1:.H1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2:.H12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13:.H13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4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4:.H14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5:.H1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6:.H16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6" office:value-type="float" office:value="2.33" calcext:value-type="float">
            <text:p>2.33</text:p>
          </table:table-cell>
          <table:table-cell table:formula="of:=AVERAGE([.A17:.H17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8:.H18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19:.H19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0:.H2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1:.H21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2:.H2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3:.H23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24:.H24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5:.H25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26:.H26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27:.H27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28:.H28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formula="of:=AVERAGE([.A29:.H29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30:.H30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1:.H3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2:.H32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33:.H33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4:.H34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35:.H35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36:.H36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37:.H37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38:.H38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formula="of:=AVERAGE([.A39:.H3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0:.H40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VERAGE([.A41:.H41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2:.H42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43:.H43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4:.H4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5:.H45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table:formula="of:=AVERAGE([.A46:.H46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formula="of:=AVERAGE([.A47:.H47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48:.H48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49:.H49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0:.H5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51:.H51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52:.H52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3:.H53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54:.H54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2" calcext:value-type="float">
            <text:p>2.32</text:p>
          </table:table-cell>
          <table:table-cell table:formula="of:=AVERAGE([.A55:.H55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formula="of:=AVERAGE([.A56:.H56])" office:value-type="float" office:value="2.32875" calcext:value-type="float">
            <text:p>2.32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57:.H57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58:.H58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9:.H59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0:.H60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61:.H6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62:.H6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table:formula="of:=AVERAGE([.A63:.H63])" office:value-type="float" office:value="2.3625" calcext:value-type="float">
            <text:p>2.36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64:.H64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5:.H6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66:.H66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7:.H67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68:.H68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69:.H6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0:.H70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71:.H71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72:.H72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3:.H7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4:.H74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5:.H7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76:.H76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7:.H7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78:.H78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table:formula="of:=AVERAGE([.A79:.H79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80:.H80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81:.H81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82:.H82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83:.H8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4:.H84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table:formula="of:=AVERAGE([.A85:.H85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6:.H86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7:.H8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8:.H88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89:.H89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0:.H9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1:.H9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92:.H92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3:.H93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94:.H94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7" office:value-type="float" office:value="2.33" calcext:value-type="float">
            <text:p>2.33</text:p>
          </table:table-cell>
          <table:table-cell table:formula="of:=AVERAGE([.A95:.H95])" office:value-type="float" office:value="2.33125" calcext:value-type="float">
            <text:p>2.33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96:.H96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7:.H9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8:.H9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9:.H9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00:.H100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01:.H101])" office:value-type="float" office:value="2.33625" calcext:value-type="float">
            <text:p>2.336</text:p>
          </table:table-cell>
          <table:table-cell table:number-columns-repeated="9"/>
        </table:table-row>
      </table:table>
      <table:table table:name="thread-freqs-0-1-plano" table:style-name="ta1">
        <table:shapes>
          <draw:frame draw:z-index="0" draw:style-name="gr1" draw:text-style-name="P1" svg:width="231.4mm" svg:height="90mm" svg:x="124.62mm" svg:y="36.13mm">
            <loext:p/>
            <draw:object draw:notify-on-update-of-ranges="'thread-freqs-0-1-plano'.I1:'thread-freqs-0-1-plano'.I1 'thread-freqs-0-1-plano'.I2:'thread-freqs-0-1-plano'.I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2:.H2])" office:value-type="float" office:value="2.3525" calcext:value-type="float">
            <text:p>2.353</text:p>
          </table:table-cell>
          <table:table-cell/>
          <table:table-cell table:formula="of:=MEDIAN([.A2:.A100])" office:value-type="float" office:value="2.34" calcext:value-type="float">
            <text:p>2.34</text:p>
          </table:table-cell>
          <table:table-cell table:formula="of:=MEDIAN([.B2:.B100])" office:value-type="float" office:value="2.34" calcext:value-type="float">
            <text:p>2.34</text:p>
          </table:table-cell>
          <table:table-cell table:formula="of:=MEDIAN([.C2:.C100])" office:value-type="float" office:value="2.34" calcext:value-type="float">
            <text:p>2.34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4" calcext:value-type="float">
            <text:p>2.34</text:p>
          </table:table-cell>
          <table:table-cell table:formula="of:=MEDIAN([.F2:.F100])" office:value-type="float" office:value="2.34" calcext:value-type="float">
            <text:p>2.34</text:p>
          </table:table-cell>
          <table:table-cell table:formula="of:=MEDIAN([.G2:.G100])" office:value-type="float" office:value="2.34" calcext:value-type="float">
            <text:p>2.34</text:p>
          </table:table-cell>
          <table:table-cell table:formula="of:=MEDIAN([.H2:.H100])" office:value-type="float" office:value="2.34" calcext:value-type="float">
            <text:p>2.34</text:p>
          </table:table-cell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3:.H3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4:.H4])" office:value-type="float" office:value="2.34375" calcext:value-type="float">
            <text:p>2.344</text:p>
          </table:table-cell>
          <table:table-cell/>
          <table:table-cell table:style-name="ce1" table:formula="of:=AVERAGE([.I2:.I100])" office:value-type="float" office:value="2.34037878787879" calcext:value-type="float">
            <text:p>2.34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:.H5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6:.H6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:.H7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:.H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9:.H9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0:.H1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1:.H11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12:.H12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3:.H13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14:.H14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5:.H1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6:.H16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7:.H17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18:.H18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19:.H19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20:.H20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1:.H21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table:number-columns-repeated="2" office:value-type="float" office:value="2.39" calcext:value-type="float">
            <text:p>2.39</text:p>
          </table:table-cell>
          <table:table-cell table:formula="of:=AVERAGE([.A22:.H22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3:.H23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24:.H2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25:.H25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26:.H26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7:.H27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8:.H2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9:.H2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30:.H30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1:.H31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2:.H32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33:.H33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34:.H3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5:.H35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formula="of:=AVERAGE([.A36:.H36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7:.H3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8:.H38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9:.H39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formula="of:=AVERAGE([.A40:.H40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41:.H41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42:.H42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43:.H4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44:.H44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45:.H45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46:.H46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7:.H47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8:.H48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9:.H4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50:.H5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1:.H51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2:.H52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53:.H5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54:.H5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5:.H5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56:.H56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7:.H57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58:.H58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9:.H59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0:.H6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1:.H61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62:.H62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3:.H63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64:.H64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65:.H65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6:.H66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4" calcext:value-type="float">
            <text:p>2.34</text:p>
          </table:table-cell>
          <table:table-cell table:formula="of:=AVERAGE([.A67:.H6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68:.H6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table:formula="of:=AVERAGE([.A69:.H69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70:.H70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1:.H7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2:.H72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73:.H7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74:.H74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75:.H7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76:.H76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77:.H77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table:formula="of:=AVERAGE([.A78:.H78])" office:value-type="float" office:value="2.29375" calcext:value-type="float">
            <text:p>2.294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table:formula="of:=AVERAGE([.A79:.H7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6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80:.H80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81:.H81])" office:value-type="float" office:value="2.33" calcext:value-type="float">
            <text:p>2.33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82:.H82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83:.H83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4:.H8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85:.H85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29" calcext:value-type="float">
            <text:p>2.29</text:p>
          </table:table-cell>
          <table:table-cell table:formula="of:=AVERAGE([.A86:.H86])" office:value-type="float" office:value="2.32" calcext:value-type="float">
            <text:p>2.32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87:.H87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88:.H88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89:.H8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0:.H90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91:.H9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2:.H92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93:.H9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4:.H94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95:.H9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96:.H96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97:.H97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98:.H98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99:.H99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100:.H100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01:.H101])" office:value-type="float" office:value="2.345" calcext:value-type="float">
            <text:p>2.345</text:p>
          </table:table-cell>
          <table:table-cell table:number-columns-repeated="9"/>
        </table:table-row>
      </table:table>
      <table:table table:name="thread-freqs-1-0-plano" table:style-name="ta1">
        <table:shapes>
          <draw:frame draw:z-index="0" draw:style-name="gr1" draw:text-style-name="P1" svg:width="231.4mm" svg:height="90mm" svg:x="122.18mm" svg:y="36.13mm">
            <loext:p/>
            <draw:object draw:notify-on-update-of-ranges="'thread-freqs-1-0-plano'.I1:'thread-freqs-1-0-plano'.I1 'thread-freqs-1-0-plano'.I2:'thread-freqs-1-0-plano'.I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2:.H2])" office:value-type="float" office:value="2.3525" calcext:value-type="float">
            <text:p>2.353</text:p>
          </table:table-cell>
          <table:table-cell/>
          <table:table-cell table:formula="of:=MEDIAN([.A2:.A100])" office:value-type="float" office:value="2.35" calcext:value-type="float">
            <text:p>2.35</text:p>
          </table:table-cell>
          <table:table-cell table:formula="of:=MEDIAN([.B2:.B100])" office:value-type="float" office:value="2.35" calcext:value-type="float">
            <text:p>2.35</text:p>
          </table:table-cell>
          <table:table-cell table:formula="of:=MEDIAN([.C2:.C100])" office:value-type="float" office:value="2.34" calcext:value-type="float">
            <text:p>2.34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5" calcext:value-type="float">
            <text:p>2.35</text:p>
          </table:table-cell>
          <table:table-cell table:formula="of:=MEDIAN([.F2:.F100])" office:value-type="float" office:value="2.35" calcext:value-type="float">
            <text:p>2.35</text:p>
          </table:table-cell>
          <table:table-cell table:formula="of:=MEDIAN([.G2:.G100])" office:value-type="float" office:value="2.35" calcext:value-type="float">
            <text:p>2.35</text:p>
          </table:table-cell>
          <table:table-cell table:formula="of:=MEDIAN([.H2:.H100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:.H3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:.H4])" office:value-type="float" office:value="2.35" calcext:value-type="float">
            <text:p>2.350</text:p>
          </table:table-cell>
          <table:table-cell/>
          <table:table-cell table:style-name="ce1" table:formula="of:=AVERAGE([.I2:.I100])" office:value-type="float" office:value="2.34830808080808" calcext:value-type="float">
            <text:p>2.348</text:p>
          </table:table-cell>
          <table:table-cell table:number-columns-repeated="7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VERAGE([.A5:.H5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6:.H6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7:.H7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8:.H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9:.H9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table:formula="of:=AVERAGE([.A10:.H10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11:.H11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12:.H12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3:.H1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4:.H14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15:.H15])" office:value-type="float" office:value="2.37" calcext:value-type="float">
            <text:p>2.37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16:.H1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17:.H17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18:.H18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7" office:value-type="float" office:value="2.34" calcext:value-type="float">
            <text:p>2.34</text:p>
          </table:table-cell>
          <table:table-cell table:formula="of:=AVERAGE([.A19:.H1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20:.H2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21:.H21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22:.H22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formula="of:=AVERAGE([.A23:.H2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24:.H24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25:.H25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4" calcext:value-type="float">
            <text:p>2.34</text:p>
          </table:table-cell>
          <table:table-cell table:formula="of:=AVERAGE([.A26:.H26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formula="of:=AVERAGE([.A27:.H27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28:.H28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AVERAGE([.A29:.H29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0:.H30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1:.H31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32:.H32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33:.H33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34:.H34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5:.H3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7" office:value-type="float" office:value="2.34" calcext:value-type="float">
            <text:p>2.34</text:p>
          </table:table-cell>
          <table:table-cell table:formula="of:=AVERAGE([.A36:.H36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7:.H37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38:.H38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39:.H39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0:.H40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1:.H41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2:.H42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43:.H43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4:.H4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45:.H4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46:.H46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47:.H4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8:.H48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49:.H4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50:.H50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51:.H51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formula="of:=AVERAGE([.A52:.H52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53:.H5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4:.H54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table:formula="of:=AVERAGE([.A55:.H55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5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6:.H56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57:.H57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8:.H58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59:.H59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60:.H60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61:.H61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2:.H62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3:.H63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VERAGE([.A64:.H64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48" calcext:value-type="float">
            <text:p>2.48</text:p>
          </table:table-cell>
          <table:table-cell table:formula="of:=AVERAGE([.A65:.H65])" office:value-type="float" office:value="2.3975" calcext:value-type="float">
            <text:p>2.3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6:.H6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67:.H67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68:.H6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formula="of:=AVERAGE([.A69:.H69])" office:value-type="float" office:value="2.3725" calcext:value-type="float">
            <text:p>2.37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70:.H70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71:.H7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72:.H72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73:.H73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74:.H7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75:.H75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6:.H76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77:.H77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78:.H78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79:.H79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AVERAGE([.A80:.H80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81:.H81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82:.H82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83:.H83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4:.H8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85:.H85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6:.H86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87:.H87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8:.H8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89:.H89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90:.H90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91:.H91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table:formula="of:=AVERAGE([.A92:.H92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9" calcext:value-type="float">
            <text:p>2.39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93:.H93])" office:value-type="float" office:value="2.35625" calcext:value-type="float">
            <text:p>2.35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4:.H94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5:.H95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formula="of:=AVERAGE([.A96:.H96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97:.H97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table:formula="of:=AVERAGE([.A98:.H98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99:.H99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00:.H10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table:formula="of:=AVERAGE([.A101:.H101])" office:value-type="float" office:value="2.34625" calcext:value-type="float">
            <text:p>2.346</text:p>
          </table:table-cell>
          <table:table-cell table:number-columns-repeated="9"/>
        </table:table-row>
      </table:table>
      <table:table table:name="thread-freqs-1-1-plano" table:style-name="ta1">
        <table:shapes>
          <draw:frame draw:z-index="0" draw:style-name="gr1" draw:text-style-name="P1" svg:width="231.4mm" svg:height="90mm" svg:x="122.18mm" svg:y="36.13mm">
            <loext:p/>
            <draw:object draw:notify-on-update-of-ranges="'thread-freqs-1-1-plano'.I1:'thread-freqs-1-1-plano'.I1 'thread-freqs-1-1-plano'.I2:'thread-freqs-1-1-plano'.I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2" calcext:value-type="float">
            <text:p>2.32</text:p>
          </table:table-cell>
          <table:table-cell table:formula="of:=AVERAGE([.A2:.H2])" office:value-type="float" office:value="2.3325" calcext:value-type="float">
            <text:p>2.333</text:p>
          </table:table-cell>
          <table:table-cell/>
          <table:table-cell table:formula="of:=MEDIAN([.A2:.A100])" office:value-type="float" office:value="2.34" calcext:value-type="float">
            <text:p>2.34</text:p>
          </table:table-cell>
          <table:table-cell table:formula="of:=MEDIAN([.B2:.B100])" office:value-type="float" office:value="2.34" calcext:value-type="float">
            <text:p>2.34</text:p>
          </table:table-cell>
          <table:table-cell table:formula="of:=MEDIAN([.C2:.C100])" office:value-type="float" office:value="2.34" calcext:value-type="float">
            <text:p>2.34</text:p>
          </table:table-cell>
          <table:table-cell table:formula="of:=MEDIAN([.D2:.D100])" office:value-type="float" office:value="2.34" calcext:value-type="float">
            <text:p>2.34</text:p>
          </table:table-cell>
          <table:table-cell table:formula="of:=MEDIAN([.E2:.E100])" office:value-type="float" office:value="2.34" calcext:value-type="float">
            <text:p>2.34</text:p>
          </table:table-cell>
          <table:table-cell table:formula="of:=MEDIAN([.F2:.F100])" office:value-type="float" office:value="2.34" calcext:value-type="float">
            <text:p>2.34</text:p>
          </table:table-cell>
          <table:table-cell table:formula="of:=MEDIAN([.G2:.G100])" office:value-type="float" office:value="2.34" calcext:value-type="float">
            <text:p>2.34</text:p>
          </table:table-cell>
          <table:table-cell table:formula="of:=MEDIAN([.H2:.H100])" office:value-type="float" office:value="2.34" calcext:value-type="float">
            <text:p>2.34</text:p>
          </table:table-cell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:.H3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33" calcext:value-type="float">
            <text:p>2.33</text:p>
          </table:table-cell>
          <table:table-cell table:formula="of:=AVERAGE([.A4:.H4])" office:value-type="float" office:value="2.33" calcext:value-type="float">
            <text:p>2.330</text:p>
          </table:table-cell>
          <table:table-cell/>
          <table:table-cell table:style-name="ce1" table:formula="of:=AVERAGE([.I2:.I100])" office:value-type="float" office:value="2.34393939393939" calcext:value-type="float">
            <text:p>2.344</text:p>
          </table:table-cell>
          <table:table-cell table:number-columns-repeated="7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formula="of:=AVERAGE([.A5:.H5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6:.H6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7:.H7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3" calcext:value-type="float">
            <text:p>2.33</text:p>
          </table:table-cell>
          <table:table-cell table:formula="of:=AVERAGE([.A8:.H8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9:.H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0:.H10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11:.H11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2:.H12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13:.H13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14:.H1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15:.H15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16:.H1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3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17:.H17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18:.H18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formula="of:=AVERAGE([.A19:.H19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formula="of:=AVERAGE([.A20:.H20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1:.H21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22:.H22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23:.H23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3" office:value-type="float" office:value="2.33" calcext:value-type="float">
            <text:p>2.33</text:p>
          </table:table-cell>
          <table:table-cell table:formula="of:=AVERAGE([.A24:.H24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25:.H25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26:.H26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27:.H2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formula="of:=AVERAGE([.A28:.H28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5"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29:.H29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30:.H30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1:.H31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32:.H32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33:.H3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34:.H34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35:.H3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6:.H36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formula="of:=AVERAGE([.A37:.H37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38:.H38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39:.H39])" office:value-type="float" office:value="2.33625" calcext:value-type="float">
            <text:p>2.33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0:.H40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AVERAGE([.A41:.H41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2:.H42])" office:value-type="float" office:value="2.335" calcext:value-type="float">
            <text:p>2.335</text:p>
          </table:table-cell>
          <table:table-cell table:number-columns-repeated="9"/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43:.H4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44:.H44])" office:value-type="float" office:value="2.33375" calcext:value-type="float">
            <text:p>2.33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table:formula="of:=AVERAGE([.A45:.H45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46:.H46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47:.H47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6" office:value-type="float" office:value="2.34" calcext:value-type="float">
            <text:p>2.34</text:p>
          </table:table-cell>
          <table:table-cell table:formula="of:=AVERAGE([.A48:.H48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49:.H49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0:.H50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1:.H51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2:.H52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53:.H53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7" office:value-type="float" office:value="2.34" calcext:value-type="float">
            <text:p>2.34</text:p>
          </table:table-cell>
          <table:table-cell table:formula="of:=AVERAGE([.A54:.H5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table:number-columns-repeated="4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formula="of:=AVERAGE([.A55:.H55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5" office:value-type="float" office:value="2.34" calcext:value-type="float">
            <text:p>2.34</text:p>
          </table:table-cell>
          <table:table-cell table:formula="of:=AVERAGE([.A56:.H56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57:.H57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58:.H58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59:.H59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0:.H60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61:.H61])" office:value-type="float" office:value="2.35125" calcext:value-type="float">
            <text:p>2.3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62:.H62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table:formula="of:=AVERAGE([.A63:.H63])" office:value-type="float" office:value="2.3675" calcext:value-type="float">
            <text:p>2.36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64:.H64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table:formula="of:=AVERAGE([.A65:.H65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66:.H66])" office:value-type="float" office:value="2.3375" calcext:value-type="float">
            <text:p>2.33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67:.H67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9" calcext:value-type="float">
            <text:p>2.39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table:formula="of:=AVERAGE([.A68:.H68])" office:value-type="float" office:value="2.36625" calcext:value-type="float">
            <text:p>2.36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69:.H69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0:.H70])" office:value-type="float" office:value="2.33875" calcext:value-type="float">
            <text:p>2.339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3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formula="of:=AVERAGE([.A71:.H71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number-columns-repeated="6" office:value-type="float" office:value="2.35" calcext:value-type="float">
            <text:p>2.35</text:p>
          </table:table-cell>
          <table:table-cell table:formula="of:=AVERAGE([.A72:.H72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VERAGE([.A73:.H73])" office:value-type="float" office:value="2.3475" calcext:value-type="float">
            <text:p>2.3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9" calcext:value-type="float">
            <text:p>2.39</text:p>
          </table:table-cell>
          <table:table-cell table:formula="of:=AVERAGE([.A74:.H74])" office:value-type="float" office:value="2.36875" calcext:value-type="float">
            <text:p>2.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75:.H75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table:number-columns-repeated="5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formula="of:=AVERAGE([.A76:.H76])" office:value-type="float" office:value="2.34" calcext:value-type="float">
            <text:p>2.34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table:formula="of:=AVERAGE([.A77:.H77])" office:value-type="float" office:value="2.34875" calcext:value-type="float">
            <text:p>2.349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78:.H78])" office:value-type="float" office:value="2.355" calcext:value-type="float">
            <text:p>2.355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table:formula="of:=AVERAGE([.A79:.H79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7" calcext:value-type="float">
            <text:p>2.37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80:.H80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4" calcext:value-type="float">
            <text:p>2.34</text:p>
          </table:table-cell>
          <table:table-cell table:formula="of:=AVERAGE([.A81:.H81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table:formula="of:=AVERAGE([.A82:.H82])" office:value-type="float" office:value="2.345" calcext:value-type="float">
            <text:p>2.34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3:.H83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84:.H8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2.35" calcext:value-type="float">
            <text:p>2.35</text:p>
          </table:table-cell>
          <table:table-cell table:formula="of:=AVERAGE([.A85:.H85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6:.H86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87:.H87])" office:value-type="float" office:value="2.3525" calcext:value-type="float">
            <text:p>2.353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table:formula="of:=AVERAGE([.A88:.H88])" office:value-type="float" office:value="2.35375" calcext:value-type="float">
            <text:p>2.354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table:formula="of:=AVERAGE([.A89:.H89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90:.H90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1:.H91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table:formula="of:=AVERAGE([.A92:.H92])" office:value-type="float" office:value="2.3425" calcext:value-type="float">
            <text:p>2.343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2.38" calcext:value-type="float">
            <text:p>2.38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39" calcext:value-type="float">
            <text:p>2.39</text:p>
          </table:table-cell>
          <table:table-cell table:formula="of:=AVERAGE([.A93:.H93])" office:value-type="float" office:value="2.37875" calcext:value-type="float">
            <text:p>2.37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4:.H94])" office:value-type="float" office:value="2.34125" calcext:value-type="float">
            <text:p>2.34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5" calcext:value-type="float">
            <text:p>2.35</text:p>
          </table:table-cell>
          <table:table-cell office:value-type="float" office:value="2.39" calcext:value-type="float">
            <text:p>2.39</text:p>
          </table:table-cell>
          <table:table-cell table:formula="of:=AVERAGE([.A95:.H95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table:formula="of:=AVERAGE([.A96:.H96])" office:value-type="float" office:value="2.38375" calcext:value-type="float">
            <text:p>2.384</text:p>
          </table:table-cell>
          <table:table-cell table:number-columns-repeated="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2.35" calcext:value-type="float">
            <text:p>2.35</text:p>
          </table:table-cell>
          <table:table-cell table:number-columns-repeated="3" office:value-type="float" office:value="2.34" calcext:value-type="float">
            <text:p>2.34</text:p>
          </table:table-cell>
          <table:table-cell table:formula="of:=AVERAGE([.A97:.H97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98:.H98])" office:value-type="float" office:value="2.3575" calcext:value-type="float">
            <text:p>2.358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AVERAGE([.A99:.H99])" office:value-type="float" office:value="2.34375" calcext:value-type="float">
            <text:p>2.344</text:p>
          </table:table-cell>
          <table:table-cell table:number-columns-repeated="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2.34" calcext:value-type="float">
            <text:p>2.34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formula="of:=AVERAGE([.A100:.H100])" office:value-type="float" office:value="2.35" calcext:value-type="float">
            <text:p>2.35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34" calcext:value-type="float">
            <text:p>2.34</text:p>
          </table:table-cell>
          <table:table-cell table:number-columns-repeated="4"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table:formula="of:=AVERAGE([.A101:.H101])" office:value-type="float" office:value="2.3475" calcext:value-type="float">
            <text:p>2.34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03:38:37.4248866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8:00.698991722</meta:creation-date>
    <meta:document-statistic meta:table-count="4" meta:cell-count="37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7.22cm" svg:y="4.201cm" style:legend-expansion="high" chart:style-name="ch3"/>
        <chart:plot-area chart:style-name="ch4" table:cell-range-address="'thread-freqs-0-0-plano'.I1:'thread-freqs-0-0-plano'.I100" chart:data-source-has-labels="row" svg:x="1.473cm" svg:y="1.275cm" svg:width="15.285cm" svg:height="6.565cm">
          <chartooo:coordinate-region svg:x="2.571cm" svg:y="1.475cm" svg:width="14.187cm" svg:height="5.573cm"/>
          <chart:axis chart:dimension="x" chart:name="primary-x" chart:style-name="ch5">
            <chart:title svg:x="7.232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0-0-plano'.I2:'thread-freqs-0-0-plano'.I100" chart:label-cell-address="'thread-freqs-0-0-plano'.I1:'thread-freqs-0-0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thread-freqs-0-0-plano'.I1:'thread-freqs-0-0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45">
                <text:p>2.345</text:p>
                <draw:g>
                  <svg:desc>'thread-freqs-0-0-plano'.I2:'thread-freqs-0-0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2875">
                <text:p>2.32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3125">
                <text:p>2.3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5">
                <text:p>2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955cm" svg:y="4.201cm" style:legend-expansion="high" chart:style-name="ch3"/>
        <chart:plot-area chart:style-name="ch4" table:cell-range-address="'thread-freqs-0-1-plano'.I1:'thread-freqs-0-1-plano'.I100" chart:data-source-has-labels="row" svg:x="1.473cm" svg:y="1.275cm" svg:width="15.02cm" svg:height="6.565cm">
          <chartooo:coordinate-region svg:x="2.571cm" svg:y="1.475cm" svg:width="13.922cm" svg:height="5.573cm"/>
          <chart:axis chart:dimension="x" chart:name="primary-x" chart:style-name="ch5">
            <chart:title svg:x="7.1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0-1-plano'.I2:'thread-freqs-0-1-plano'.I100" chart:label-cell-address="'thread-freqs-0-1-plano'.I1:'thread-freqs-0-1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thread-freqs-0-1-plano'.I1:'thread-freqs-0-1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25">
                <text:p>2.3525</text:p>
                <draw:g>
                  <svg:desc>'thread-freqs-0-1-plano'.I2:'thread-freqs-0-1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9375">
                <text:p>2.29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4125">
                <text:p>2.34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955cm" svg:y="4.201cm" style:legend-expansion="high" chart:style-name="ch3"/>
        <chart:plot-area chart:style-name="ch4" table:cell-range-address="'thread-freqs-1-0-plano'.I1:'thread-freqs-1-0-plano'.I100" chart:data-source-has-labels="row" svg:x="1.473cm" svg:y="1.275cm" svg:width="15.02cm" svg:height="6.565cm">
          <chartooo:coordinate-region svg:x="2.571cm" svg:y="1.475cm" svg:width="13.922cm" svg:height="5.573cm"/>
          <chart:axis chart:dimension="x" chart:name="primary-x" chart:style-name="ch5">
            <chart:title svg:x="7.1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1-0-plano'.I2:'thread-freqs-1-0-plano'.I100" chart:label-cell-address="'thread-freqs-1-0-plano'.I1:'thread-freqs-1-0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thread-freqs-1-0-plano'.I1:'thread-freqs-1-0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25">
                <text:p>2.3525</text:p>
                <draw:g>
                  <svg:desc>'thread-freqs-1-0-plano'.I2:'thread-freqs-1-0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975">
                <text:p>2.3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725">
                <text:p>2.3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5625">
                <text:p>2.3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3875">
                <text:p>2.33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691cm" svg:y="4.201cm" style:legend-expansion="high" chart:style-name="ch3"/>
        <chart:plot-area chart:style-name="ch4" table:cell-range-address="'thread-freqs-1-1-plano'.I1:'thread-freqs-1-1-plano'.I100" chart:data-source-has-labels="row" svg:x="1.473cm" svg:y="1.275cm" svg:width="14.756cm" svg:height="6.565cm">
          <chartooo:coordinate-region svg:x="2.571cm" svg:y="1.475cm" svg:width="13.658cm" svg:height="5.573cm"/>
          <chart:axis chart:dimension="x" chart:name="primary-x" chart:style-name="ch5">
            <chart:title svg:x="6.968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1-1-plano'.I2:'thread-freqs-1-1-plano'.I100" chart:label-cell-address="'thread-freqs-1-1-plano'.I1:'thread-freqs-1-1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thread-freqs-1-1-plano'.I1:'thread-freqs-1-1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325">
                <text:p>2.3325</text:p>
                <draw:g>
                  <svg:desc>'thread-freqs-1-1-plano'.I2:'thread-freqs-1-1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375">
                <text:p>2.3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125">
                <text:p>2.35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75">
                <text:p>2.3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6625">
                <text:p>2.36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875">
                <text:p>2.33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75">
                <text:p>2.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4875">
                <text:p>2.34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525">
                <text:p>2.3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375">
                <text:p>2.35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25">
                <text:p>2.3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7875">
                <text:p>2.37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125">
                <text:p>2.34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8375">
                <text:p>2.38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75">
                <text:p>2.3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5">
                <text:p>2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